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ps</text:p>
      <text:p text:style-name="Standard"/>
      <text:p text:style-name="Standard">At base level, the player knows nothing of the world around them. A basic map-as-you-go system is in place, so that areas become visible on players maps as they explore. Mapmaking is a skill, and as such many maps of varying quality and varying content are available to the player. Each map fits in a “slot” for the world or realm that they are in, and there is only one map per slot, which means the player may end up with different style and quality maps for the various areas of the worlds they explore. Some types of maps such as resource node maps, difficulty maps and terrain maps are unavailble to unskilled map readers. Map reading skill is increased automatically as a players status is raised, so over time the player is able to consume different quality maps. Furthermore, a player skilled in Cartography, a subset skill of Maps which forms an optionally learned component, allows the player to make their own maps which are then capable of being duplicated and s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Tim St.Clair</meta:initial-creator>
    <meta:creation-date>2005-04-25T12:15:35</meta:creation-date>
    <dc:creator>Tim St.Clair</dc:creator>
    <dc:date>2005-04-25T12:26:19</dc:date>
    <dc:language>en-AU</dc:language>
    <meta:editing-cycles>2</meta:editing-cycles>
    <meta:editing-duration>PT10M44S</meta:editing-duration>
    <meta:user-defined meta:name="Info 1"/>
    <meta:user-defined meta:name="Info 2"/>
    <meta:user-defined meta:name="Info 3"/>
    <meta:user-defined meta:name="Info 4"/>
    <meta:document-statistic meta:table-count="0" meta:image-count="0" meta:object-count="0" meta:page-count="1" meta:paragraph-count="2" meta:word-count="177" meta:character-count="982"/>
  </office:meta>
</office:document-meta>
</file>